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m_scientifiqu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om_Scientifique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LIEN</text:p>
          </table:table-cell>
        </table:table-row>
        <table:table-row table:style-name="ro2">
          <table:table-cell office:value-type="string" calcext:value-type="string">
            <text:p>Accipiter nisu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1044180/embed?simple=1' scrolling='no' frameborder='0'</text:p>
          </table:table-cell>
        </table:table-row>
        <table:table-row table:style-name="ro2">
          <table:table-cell office:value-type="string" calcext:value-type="string">
            <text:p>Aegithalos caudatu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1046505/embed?simple=1' scrolling='no' frameborder='0'</text:p>
          </table:table-cell>
        </table:table-row>
        <table:table-row table:style-name="ro2">
          <table:table-cell office:value-type="string" calcext:value-type="string">
            <text:p>Apus apu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903877/embed?simple=1' scrolling='no' frameborder='0'</text:p>
          </table:table-cell>
        </table:table-row>
        <table:table-row table:style-name="ro2">
          <table:table-cell office:value-type="string" calcext:value-type="string">
            <text:p>Carduelis cardueli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1007384/embed?simple=1' scrolling='no' frameborder='0'</text:p>
          </table:table-cell>
        </table:table-row>
        <table:table-row table:style-name="ro2">
          <table:table-cell office:value-type="string" calcext:value-type="string">
            <text:p>Certhia brachydacty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hloris chlori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occothraustes coccothrauste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olumba livi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olumba palumb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orvus corone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orvus monedu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Cyanistes caerule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Delichon urbicum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Dendrocopos major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Dendrocopos minor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Emberiza cirl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Emberiza citrinel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Erithacus rubecu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Fringilla coeleb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Fringilla montifringil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Garrulus glandari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Hirundo rustic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Linaria cannabin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Lophophanes cristat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Motacilla alb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Muscicapa striat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arus major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asser domesticus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1047609/embed?simple=1' scrolling='no' frameborder='0'</text:p>
          </table:table-cell>
        </table:table-row>
        <table:table-row table:style-name="ro2">
          <table:table-cell office:value-type="string" calcext:value-type="string">
            <text:p>Passer montan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eriparus ater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hoenicurus ochruro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hoenicurus phoenicur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hylloscopus collybit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ica pic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icus viridi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oecile palustri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runella modulari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sittacula krameri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Pyrrhula pyrrhu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Regulus regul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erinus serin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itta europae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pinus spin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treptopelia decaocto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turnus vulgari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Sylvia atricapilla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roglodytes troglodyte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dus iliac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dus merula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https://xeno-canto.org/1047850/embed?simple=1' scrolling='no' frameborder='0'</text:p>
          </table:table-cell>
        </table:table-row>
        <table:table-row table:style-name="ro2">
          <table:table-cell office:value-type="string" calcext:value-type="string">
            <text:p>Turdus philomelo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dus viscivorus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Upupa epops</text:p>
          </table:table-cell>
          <table:table-cell office:value-type="string" calcext:value-type="string">
            <text:p>oui</text:p>
          </table:table-cell>
          <table:table-cell/>
        </table:table-row>
      </table:table>
      <table:named-expressions/>
      <table:database-ranges>
        <table:database-range table:name="__Anonymous_Sheet_DB__0" table:target-range-address="nom_scientifique.A1:nom_scientifique.C5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10:02:26.0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7T10:05:19.271000000</meta:creation-date>
    <meta:editing-duration>P0D</meta:editing-duration>
    <meta:editing-cycles>1</meta:editing-cycles>
    <meta:generator>LibreOffice/7.5.7.1.M1$Windows_X86_64 LibreOffice_project/9d4bf91ba30c991aaed3b97dd4173f7705c6b5ae</meta:generator>
    <meta:document-statistic meta:table-count="1" meta:cell-count="113" meta:object-count="0"/>
  </office:meta>
</office:document-meta>
</file>